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P20" style:family="paragraph" style:parent-style-name="Table_20_Contents">
      <style:text-properties style:font-name="Bahnschrift" fo:font-size="8pt" fo:language="en" fo:country="AU" officeooo:rsid="00529915" officeooo:paragraph-rsid="00529915" style:font-size-asian="8pt" style:font-size-complex="8pt"/>
    </style:style>
    <style:style style:name="P21" style:family="paragraph" style:parent-style-name="Table_20_Contents">
      <style:text-properties style:font-name="Bahnschrift" fo:font-size="8pt" fo:language="en" fo:country="AU" officeooo:rsid="00539d05" officeooo:paragraph-rsid="00539d05" style:font-size-asian="8pt" style:font-size-complex="8pt"/>
    </style:style>
    <style:style style:name="P22" style:family="paragraph" style:parent-style-name="Table_20_Contents">
      <style:text-properties style:font-name="Bahnschrift" fo:font-size="8pt" fo:language="en" fo:country="AU" officeooo:paragraph-rsid="00539d05" style:font-size-asian="8pt" style:font-size-complex="8pt"/>
    </style:style>
    <style:style style:name="P23" style:family="paragraph" style:parent-style-name="Table_20_Contents">
      <style:text-properties style:font-name="Bahnschrift" fo:font-size="8pt" fo:language="en" fo:country="AU" officeooo:rsid="0053e790" officeooo:paragraph-rsid="0053e790" style:font-size-asian="8pt" style:font-size-complex="8pt"/>
    </style:style>
    <style:style style:name="P24" style:family="paragraph" style:parent-style-name="Table_20_Contents">
      <style:text-properties style:font-name="Bahnschrift" fo:font-size="8pt" fo:language="en" fo:country="AU" officeooo:paragraph-rsid="00558c69" style:font-size-asian="8pt" style:font-size-complex="8pt"/>
    </style:style>
    <style:style style:name="P25" style:family="paragraph" style:parent-style-name="Table_20_Contents">
      <style:text-properties style:font-name="Bahnschrift" fo:font-size="8pt" fo:language="en" fo:country="AU" officeooo:rsid="0055eabd" officeooo:paragraph-rsid="0055eabd" style:font-size-asian="8pt" style:font-size-complex="8pt"/>
    </style:style>
    <style:style style:name="P26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7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8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9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30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31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32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33" style:family="paragraph" style:parent-style-name="Table_20_Contents">
      <style:text-properties style:font-name="Bahnschrift" fo:font-size="8pt" fo:language="en" fo:country="AU" officeooo:paragraph-rsid="00558c69" style:font-size-asian="8pt" style:font-size-complex="8pt"/>
    </style:style>
    <style:style style:name="P34" style:family="paragraph" style:parent-style-name="Table_20_Contents">
      <style:text-properties style:font-name="Bahnschrift" fo:font-size="8pt" fo:language="en" fo:country="AU" officeooo:rsid="0057cf01" officeooo:paragraph-rsid="0057cf01" style:font-size-asian="8pt" style:font-size-complex="8pt"/>
    </style:style>
    <style:style style:name="P35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36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  <style:style style:name="T38" style:family="text">
      <style:text-properties officeooo:rsid="004eb544"/>
    </style:style>
    <style:style style:name="T39" style:family="text">
      <style:text-properties officeooo:rsid="00521b16"/>
    </style:style>
    <style:style style:name="T40" style:family="text">
      <style:text-properties officeooo:rsid="00529915"/>
    </style:style>
    <style:style style:name="T41" style:family="text">
      <style:text-properties officeooo:rsid="0052eea4"/>
    </style:style>
    <style:style style:name="T42" style:family="text">
      <style:text-properties officeooo:rsid="00539d05"/>
    </style:style>
    <style:style style:name="T43" style:family="text">
      <style:text-properties officeooo:rsid="0053e790"/>
    </style:style>
    <style:style style:name="T44" style:family="text">
      <style:text-properties officeooo:rsid="0055eabd"/>
    </style:style>
    <style:style style:name="T45" style:family="text">
      <style:text-properties officeooo:rsid="0057cf01"/>
    </style:style>
    <style:style style:name="T46" style:family="text">
      <style:text-properties officeooo:rsid="005840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26577056931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2265770555712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14" office:value-type="string">
            <text:p text:style-name="P26">- <text:span text:style-name="T12">Create Back button function</text:span></text:p>
            <text:p text:style-name="P26">- <text:span text:style-name="T12">Create Print function</text:span></text:p>
            <text:p text:style-name="P26">- <text:span text:style-name="T12">Add Step Ladder Content</text:span></text:p>
            <text:p text:style-name="P26">- <text:span text:style-name="T12">Add Stair Content</text:span></text:p>
            <text:p text:style-name="P31">- <text:span text:style-name="T17">Add Background Img</text:span></text:p>
            <text:p text:style-name="P29">- <text:span text:style-name="T18">Add Step/Stair </text:span><text:span text:style-name="T19">dwg</text:span></text:p>
            <text:p text:style-name="P26">- <text:span text:style-name="T12">Add Contact Form</text:span></text:p>
            <text:p text:style-name="P2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27">Bug<text:span text:style-name="T27">#1</text:span> </text:p>
            <text:p text:style-name="P27">- After calculate, click another tab won’t reset result field</text:p>
            <text:p text:style-name="P27"/>
            <text:p text:style-name="P28">Bug#2</text:p>
            <text:p text:style-name="P28">- Print not hiding tab content</text:p>
            <text:p text:style-name="P28"/>
            <text:p text:style-name="P30">Bug#3</text:p>
            <text:p text:style-name="P30">- BG image scale issue when window scales</text:p>
            <text:p text:style-name="P30"/>
            <text:p text:style-name="P30">Bug#4</text:p>
            <text:p text:style-name="P30">- Contact form content not reset after submit</text:p>
          </table:table-cell>
        </table:table-row>
        <table:table-row table:style-name="TableLine2265770565504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2265770563600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2265770568224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2265770570128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2265770562240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2265770570672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2265770556528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2265770572304">
          <table:table-cell table:style-name="Table1.A1" office:value-type="string">
            <text:p text:style-name="P19">20211221</text:p>
          </table:table-cell>
          <table:table-cell table:style-name="Table1.A1" office:value-type="string">
            <text:p text:style-name="P14">- <text:span text:style-name="T35">Fix Bug#3</text:span></text:p>
            <text:p text:style-name="P14">- <text:span text:style-name="T38">Add image courtesy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  <table:table-row table:style-name="TableLine2265770565776">
          <table:table-cell table:style-name="Table1.A1" office:value-type="string">
            <text:p text:style-name="P20">20211222</text:p>
          </table:table-cell>
          <table:table-cell table:style-name="Table1.A1" office:value-type="string">
            <text:p text:style-name="P14">- <text:span text:style-name="T39">Fix courtesy link position</text:span></text:p>
          </table:table-cell>
          <table:table-cell table:style-name="Table1.A1" office:value-type="string">
            <text:p text:style-name="P6">- <text:span text:style-name="T40">Fixed courtesy link position</text:span></text:p>
          </table:table-cell>
          <table:covered-table-cell/>
        </table:table-row>
        <table:table-row table:style-name="TableLine2265770566864">
          <table:table-cell table:style-name="Table1.A1" office:value-type="string">
            <text:p text:style-name="P21">20211224</text:p>
          </table:table-cell>
          <table:table-cell table:style-name="Table1.A1" office:value-type="string">
            <text:p text:style-name="P14">- <text:span text:style-name="T41">Add Contact Menu</text:span></text:p>
            <text:p text:style-name="P14">- <text:span text:style-name="T41">Add Contact Link</text:span></text:p>
            <text:p text:style-name="P14">- <text:span text:style-name="T41">Add Contact Page</text:span></text:p>
          </table:table-cell>
          <table:table-cell table:style-name="Table1.A1" office:value-type="string">
            <text:p text:style-name="P6">- <text:span text:style-name="T42">Revised Navigation Tab Design</text:span></text:p>
            <text:p text:style-name="P6">- <text:span text:style-name="T42">Added Navigation Tab Slide Function</text:span></text:p>
          </table:table-cell>
          <table:covered-table-cell/>
        </table:table-row>
        <table:table-row table:style-name="TableLine2265770556800">
          <table:table-cell table:style-name="Table1.A1" office:value-type="string">
            <text:p text:style-name="P23">20211226</text:p>
          </table:table-cell>
          <table:table-cell table:style-name="Table1.A1" office:value-type="string">
            <text:p text:style-name="P22">- <text:span text:style-name="T42">Add Contact Modal</text:span></text:p>
            <text:p text:style-name="P22">- <text:span text:style-name="T42">Add About Modal</text:span></text:p>
          </table:table-cell>
          <table:table-cell table:style-name="Table1.A1" office:value-type="string">
            <text:p text:style-name="P6">- <text:span text:style-name="T43">Added Close Nav Tab Function</text:span></text:p>
          </table:table-cell>
          <table:covered-table-cell/>
        </table:table-row>
        <table:table-row table:style-name="TableLine2265770557072">
          <table:table-cell table:style-name="Table1.A1" office:value-type="string">
            <text:p text:style-name="P25">20211228</text:p>
          </table:table-cell>
          <table:table-cell table:style-name="Table1.A1" office:value-type="string">
            <text:p text:style-name="P24">- <text:span text:style-name="T42">Add Contact Modal</text:span></text:p>
            <text:p text:style-name="P24">- <text:span text:style-name="T42">Add About Modal</text:span></text:p>
          </table:table-cell>
          <table:table-cell table:style-name="Table1.A1" office:value-type="string">
            <text:p text:style-name="P6">- <text:span text:style-name="T44">Added Contact Modal</text:span></text:p>
            <text:p text:style-name="P6">- <text:span text:style-name="T45">Added About Modal</text:span></text:p>
          </table:table-cell>
          <table:covered-table-cell/>
        </table:table-row>
        <table:table-row table:style-name="TableLine2265770557072">
          <table:table-cell table:style-name="Table1.A1" office:value-type="string">
            <text:p text:style-name="P34">20211230</text:p>
          </table:table-cell>
          <table:table-cell table:style-name="Table1.A1" office:value-type="string">
            <text:p text:style-name="P24">- Fix Contact and About swap issue</text:p>
            <text:p text:style-name="P24">- <text:span text:style-name="T46">Refactor Code</text:span></text:p>
          </table:table-cell>
          <table:table-cell table:style-name="Table1.A1" office:value-type="string">
            <text:p text:style-name="P6">- Fixed Contact &amp; About swapping issue</text:p>
            <text:p text:style-name="P6">- Fixed Bug#4</text:p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30T19:32:37.024000000</dc:date>
    <meta:editing-duration>P6DT13H4M42S</meta:editing-duration>
    <meta:editing-cycles>69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99" meta:word-count="388" meta:character-count="2075" meta:non-whitespace-character-count="1783"/>
  </office:meta>
</office:document-meta>
</file>